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E00000062F41B32872269AD7B.png" manifest:media-type="image/png"/>
  <manifest:file-entry manifest:full-path="Pictures/100000010000009A00000060E3CE073B5F68BE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Eras Medium ITC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1">
      <style:paragraph-properties fo:line-height="150%" fo:text-align="justify" style:justify-single-word="false"/>
      <style:text-properties style:font-name="Arial" fo:font-size="12pt" fo:font-weight="normal" officeooo:rsid="0013ef14" officeooo:paragraph-rsid="0013ef1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Eras Bold ITC" fo:font-size="16pt" fo:font-weight="bold" officeooo:rsid="0013ef14" officeooo:paragraph-rsid="0013ef14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3ef14" officeooo:paragraph-rsid="0013ef14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TOMAX</text:p>
      <text:p text:style-name="P4"/>
      <text:p text:style-name="P4"/>
      <text:p text:style-name="P4">Di<draw:frame draw:style-name="fr1" draw:name="Imagen1" text:anchor-type="char" svg:x="-0.37cm" svg:y="1.924cm" svg:width="4.075cm" svg:height="2.54cm" draw:z-index="0"><draw:image xlink:href="Pictures/100000010000009A00000060E3CE073B5F68BEA2.png" xlink:type="simple" xlink:show="embed" xlink:actuate="onLoad" draw:mime-type="image/png"/></draw:frame>seño basado en portales de </text:p>
      <text:p text:style-name="P4"/>
      <text:p text:style-name="P4"/>
      <text:h text:style-name="P2" text:outline-level="1">#28c94a</text:h>
      <text:p text:style-name="P5"><text:span text:style-name="T1"><text:line-break/></text:span></text:p>
      <text:p text:style-name="P5"><text:span text:style-name="T1"/></text:p>
      <text:p text:style-name="P5"><text:span text:style-name="T1"/></text:p>
      <text:h text:style-name="P1" text:outline-level="1"><text:span text:style-name="T1">#010e1a</text:span></text:h>
      <text:p text:style-name="P5"><draw:frame draw:style-name="fr1" draw:name="Imagen2" text:anchor-type="char" svg:x="-0.212cm" svg:y="-0.205cm" svg:width="3.757cm" svg:height="2.593cm" draw:z-index="1"><draw:image xlink:href="Pictures/100000010000008E00000062F41B32872269AD7B.png" xlink:type="simple" xlink:show="embed" xlink:actuate="onLoad" draw:mime-type="image/png"/></draw:frame><text:span text:style-name="T1"><text:line-break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Eras Medium ITC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3:56:29.479000000</meta:creation-date>
    <dc:date>2024-10-21T14:26:28.506000000</dc:date>
    <meta:editing-duration>PT30M3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6" meta:word-count="8" meta:character-count="52" meta:non-whitespace-character-count="45"/>
  </office:meta>
</office:document-meta>
</file>